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JetBrains Mono" svg:font-family="'JetBrai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JetBrains Mono1" svg:font-family="'JetBrains Mono'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style:contextual-spacing="false" fo:line-height="100%"/>
    </style:style>
    <style:style style:name="P2" style:family="paragraph" style:parent-style-name="Normal">
      <style:paragraph-properties fo:margin-top="0cm" fo:margin-bottom="0cm" style:contextual-spacing="false" fo:line-height="100%"/>
      <style:text-properties style:font-name="Consolas" fo:font-size="10pt" style:font-size-asian="10pt" style:font-size-complex="10pt"/>
    </style:style>
    <style:style style:name="P3" style:family="paragraph" style:parent-style-name="Normal">
      <style:paragraph-properties fo:margin-top="0cm" fo:margin-bottom="0cm" style:contextual-spacing="false" fo:line-height="100%"/>
      <style:text-properties style:font-name="Consolas" fo:font-size="10pt" fo:language="en" fo:country="US" style:font-size-asian="10pt" style:font-size-complex="10pt"/>
    </style:style>
    <style:style style:name="P4" style:family="paragraph" style:parent-style-name="Normal">
      <style:paragraph-properties fo:margin-top="0cm" fo:margin-bottom="0cm" style:contextual-spacing="false" fo:line-height="100%"/>
      <style:text-properties style:font-name="Arial" fo:font-size="12pt" fo:language="pt" fo:country="BR" fo:font-weight="bold" officeooo:rsid="00011b04" officeooo:paragraph-rsid="00011b04" style:font-size-asian="12pt" style:font-weight-asian="bold" style:font-size-complex="12pt" style:font-weight-complex="bold"/>
    </style:style>
    <style:style style:name="P5" style:family="paragraph" style:parent-style-name="Normal">
      <style:paragraph-properties fo:margin-top="0cm" fo:margin-bottom="0cm" style:contextual-spacing="false" fo:line-height="100%"/>
      <style:text-properties style:font-name="Arial" fo:font-size="12pt" fo:language="pt" fo:country="BR" fo:font-weight="bold" officeooo:rsid="00011b04" officeooo:paragraph-rsid="00040c4d" style:font-size-asian="12pt" style:font-weight-asian="bold" style:font-size-complex="12pt" style:font-weight-complex="bold"/>
    </style:style>
    <style:style style:name="P6" style:family="paragraph" style:parent-style-name="Normal" style:master-page-name="MP0">
      <style:paragraph-properties fo:margin-top="0cm" fo:margin-bottom="0cm" style:contextual-spacing="false" fo:line-height="100%" style:page-number="auto" fo:break-before="page"/>
      <style:text-properties style:font-name="Arial" fo:font-size="12pt" fo:language="pt" fo:country="BR" fo:font-weight="bold" officeooo:rsid="00011b04" officeooo:paragraph-rsid="00011b04" style:font-size-asian="12pt" style:font-weight-asian="bold" style:font-size-complex="12pt" style:font-weight-complex="bold"/>
    </style:style>
    <style:style style:name="P7" style:family="paragraph" style:parent-style-name="Normal">
      <style:paragraph-properties fo:margin-top="0cm" fo:margin-bottom="0cm" style:contextual-spacing="false" fo:line-height="100%"/>
      <style:text-properties style:font-name="Arial" fo:font-size="12pt" fo:language="pt" fo:country="BR" fo:font-weight="bold" officeooo:rsid="00011b04" officeooo:paragraph-rsid="00011b04" style:font-size-asian="12pt" style:font-weight-asian="bold" style:font-size-complex="12pt" style:font-weight-complex="bold"/>
    </style:style>
    <style:style style:name="P8" style:family="paragraph" style:parent-style-name="Normal">
      <style:paragraph-properties fo:margin-top="0cm" fo:margin-bottom="0cm" style:contextual-spacing="false" fo:line-height="100%"/>
      <style:text-properties style:font-name="Arial" fo:font-size="12pt" fo:language="pt" fo:country="BR" fo:font-weight="bold" officeooo:rsid="00011b04" officeooo:paragraph-rsid="00040c4d" style:font-size-asian="12pt" style:font-weight-asian="bold" style:font-size-complex="12pt" style:font-weight-complex="bold"/>
    </style:style>
    <style:style style:name="P9" style:family="paragraph" style:parent-style-name="Normal" style:list-style-name="L1">
      <style:paragraph-properties fo:margin-top="0.101cm" fo:margin-bottom="0.101cm" style:contextual-spacing="false" fo:line-height="100%"/>
      <style:text-properties officeooo:paragraph-rsid="00029974"/>
    </style:style>
    <style:style style:name="P10" style:family="paragraph" style:parent-style-name="Normal" style:list-style-name="L1">
      <style:paragraph-properties fo:margin-top="0.101cm" fo:margin-bottom="0.101cm" style:contextual-spacing="false" fo:line-height="100%"/>
      <style:text-properties officeooo:rsid="00029974" officeooo:paragraph-rsid="00029974"/>
    </style:style>
    <style:style style:name="P11" style:family="paragraph" style:parent-style-name="Normal" style:list-style-name="L2">
      <style:paragraph-properties fo:margin-top="0.101cm" fo:margin-bottom="0.101cm" style:contextual-spacing="false" fo:line-height="100%"/>
      <style:text-properties style:font-name="Consolas" fo:font-size="10pt" fo:language="en" fo:country="US" fo:font-weight="normal" officeooo:rsid="00011b04" officeooo:paragraph-rsid="00040c4d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margin-top="0.101cm" fo:margin-bottom="0.101cm" style:contextual-spacing="false" fo:line-height="100%"/>
      <style:text-properties fo:color="#000000" loext:opacity="100%" style:font-name="Consolas" officeooo:paragraph-rsid="00029974"/>
    </style:style>
    <style:style style:name="P13" style:family="paragraph" style:parent-style-name="Standard">
      <style:paragraph-properties fo:margin-top="0.101cm" fo:margin-bottom="0.101cm" style:contextual-spacing="false" fo:line-height="100%"/>
      <style:text-properties fo:color="#000000" loext:opacity="100%" style:font-name="Consolas" fo:font-size="10pt" fo:language="en" fo:country="US" fo:font-style="normal" fo:font-weight="normal" officeooo:rsid="00029974" officeooo:paragraph-rsid="00029974" style:font-size-asian="10pt" style:font-style-asian="normal" style:font-weight-asian="normal" style:font-size-complex="10pt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00%"/>
      <style:text-properties officeooo:paragraph-rsid="00029974"/>
    </style:style>
    <style:style style:name="T1" style:family="text">
      <style:text-properties style:font-name="Consolas" fo:font-size="10pt" fo:language="en" fo:country="US" style:font-size-asian="10pt" style:font-size-complex="10pt"/>
    </style:style>
    <style:style style:name="T2" style:family="text">
      <style:text-properties style:font-name="Consolas" fo:font-size="10pt" fo:language="en" fo:country="US" fo:font-style="normal" fo:font-weight="normal" officeooo:rsid="00029974" style:font-size-asian="10pt" style:font-style-asian="normal" style:font-weight-asian="normal" style:font-size-complex="10pt"/>
    </style:style>
    <style:style style:name="T3" style:family="text">
      <style:text-properties style:font-name="Consolas" fo:font-size="10pt" style:font-size-asian="10pt" style:font-size-complex="10pt"/>
    </style:style>
    <style:style style:name="T4" style:family="text">
      <style:text-properties style:text-position="sub 58%" officeooo:rsid="0000321e"/>
    </style:style>
    <style:style style:name="T5" style:family="text">
      <style:text-properties fo:font-size="10pt" fo:language="en" fo:country="US" fo:font-style="normal" fo:font-weight="normal" officeooo:rsid="00029974" style:font-size-asian="10pt" style:font-style-asian="normal" style:font-weight-asian="normal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loext:opacity="100%" style:font-name="Consolas" fo:font-size="10pt" fo:language="en" fo:country="US" fo:font-style="normal" fo:font-weight="normal" style:font-size-asian="10pt" style:font-style-asian="normal" style:font-weight-asian="normal" style:font-size-complex="10pt"/>
    </style:style>
    <style:style style:name="T8" style:family="text">
      <style:text-properties fo:color="#000000" loext:opacity="100%" style:font-name="Consolas" fo:font-size="10pt" fo:language="en" fo:country="US" fo:font-style="normal" fo:font-weight="normal" officeooo:rsid="00029974" style:font-size-asian="10pt" style:font-style-asian="normal" style:font-weight-asian="normal" style:font-size-complex="10pt"/>
    </style:style>
    <style:style style:name="T9" style:family="text">
      <style:text-properties fo:color="#000000" loext:opacity="100%" style:font-name="Consolas" fo:font-style="normal" officeooo:rsid="00040c4d" style:font-style-asian="normal"/>
    </style:style>
    <style:style style:name="T10" style:family="text">
      <style:text-properties fo:color="#000000" loext:opacity="100%" fo:font-style="normal" officeooo:rsid="00029974" style:font-style-asian="normal"/>
    </style:style>
    <style:style style:name="T11" style:family="text">
      <style:text-properties fo:color="#000000" loext:opacity="100%" fo:font-style="normal" officeooo:rsid="00040c4d" style:font-style-asian="normal"/>
    </style:style>
    <style:style style:name="T12" style:family="text">
      <style:text-properties officeooo:rsid="00040c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NF – Linguagem 2021.1</text:p>
      <text:p text:style-name="P4"/>
      <text:p text:style-name="P3">V<text:span text:style-name="T4">T</text:span> = { </text:p>
      <text:p text:style-name="P1"><text:span text:style-name="T1"><text:s text:c="4"/>program define not variable is natural real char boolean execute set get to put loop while do true</text:span><text:span text:style-name="Fonte_20_parág._20_padrão"><text:span text:style-name="T1"> </text:span></text:span><text:span text:style-name="Fonte_20_parág._20_padrão"><text:span text:style-name="T3">false</text:span></text:span><text:span text:style-name="T3"> { } [ ] , + - * / ** % %% == != &lt; &gt; &lt;= &gt;= &amp; | ! ( ) .</text:span></text:p>
      <text:p text:style-name="P2">}</text:p>
      <text:p text:style-name="P3"/>
      <text:p text:style-name="P3"/>
      <text:p text:style-name="P3">&lt;program&gt; <text:s text:c="17"/>::= &lt;header-sel&gt; program { &lt;define&gt; &lt;execute&gt; } &lt;identifier-sel&gt;</text:p>
      <text:p text:style-name="P3"/>
      <text:p text:style-name="P3">&lt;header-sel&gt; <text:s text:c="14"/>::= &lt;header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identifier-sel&gt; <text:s text:c="10"/>::= &lt;identifier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define&gt; <text:s text:c="18"/>::= define { &lt;variable-block&gt; }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variable-block&gt; <text:s text:c="10"/>::= &lt;not-variable&gt; &lt;variable-sel-1&gt;</text:p>
      <text:p text:style-name="P3"><text:s text:c="28"/>| <text:s/>&lt;variable&gt; &lt;variable-sel-2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variable-sel-1&gt; <text:s text:c="10"/>::= &lt;variable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variable-sel-2&gt; <text:s text:c="10"/>::= &lt;not-variable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execute&gt; <text:s text:c="17"/>::= execute &lt;command-block&gt;</text:p>
      <text:p text:style-name="P3"/>
      <text:p text:style-name="P3">&lt;not-variable&gt; <text:s text:c="12"/>::= not variable &lt;not-variable-decl&gt; &lt;not-variable-sel&gt;</text:p>
      <text:p text:style-name="P3"/>
      <text:p text:style-name="P3">&lt;not-variable-sel&gt; <text:s text:c="8"/>::= &lt;not-variable-decl&gt; &lt;not-variable-sel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not-variable-decl&gt; <text:s text:c="7"/>::= &lt;type&gt; is &lt;identifier-list-value&gt; .</text:p>
      <text:p text:style-name="P3"/>
      <text:p text:style-name="P3">&lt;identifier-list-value&gt; <text:s text:c="3"/>::= &lt;identifier&gt; &lt;value&gt; &lt;identifier-list-value-1&gt;</text:p>
      <text:p text:style-name="P3"/>
      <text:p text:style-name="P3">&lt;identifier-list-value-1&gt; <text:s/>::= , &lt;identifier-list-value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variable&gt; <text:s text:c="16"/>::= variable &lt;variable-decl&gt; &lt;variable-sel&gt;</text:p>
      <text:p text:style-name="P3"/>
      <text:p text:style-name="P3">&lt;variable-sel&gt; <text:s text:c="12"/>::= &lt;variable-decl&gt; &lt;variable-sel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variable-decl&gt; <text:s text:c="11"/>::= &lt;type&gt; is &lt;identifier-list&gt; .</text:p>
      <text:p text:style-name="P3"/>
      <text:p text:style-name="P3">&lt;identifier-list&gt; <text:s text:c="9"/>::= &lt;identifier&gt; &lt;index&gt; &lt;identifier-list-1&gt;</text:p>
      <text:p text:style-name="P3"/>
      <text:p text:style-name="P3">&lt;identifier-list-1&gt; <text:s text:c="7"/>::= , <text:s/>&lt;identifier-list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set&gt; <text:s text:c="21"/>::= set &lt;expression&gt; to &lt;identifier-list&gt;</text:p>
      <text:p text:style-name="P3"><text:soft-page-break/></text:p>
      <text:p text:style-name="P3">&lt;get&gt; <text:s text:c="21"/>::= get { &lt;identifier-list&gt; }</text:p>
      <text:p text:style-name="P3"/>
      <text:p text:style-name="P3">&lt;put&gt; <text:s text:c="21"/>::= put { &lt;put-list&gt; }</text:p>
      <text:p text:style-name="P3"/>
      <text:p text:style-name="P3">&lt;put-list&gt; <text:s text:c="16"/>::= &lt;identifier-list&gt;</text:p>
      <text:p text:style-name="P3"><text:s text:c="28"/>| <text:s/>&lt;value&gt;</text:p>
      <text:p text:style-name="P3"/>
      <text:p text:style-name="P3">&lt;verify&gt; <text:s text:c="18"/>::= verify &lt;expression&gt; is &lt;false-true-sel&gt;</text:p>
      <text:p text:style-name="P3"/>
      <text:p text:style-name="P3">&lt;false-true-sel&gt; <text:s text:c="10"/>::= &lt;true-block&gt; &lt;false-true-sel-1&gt;</text:p>
      <text:p text:style-name="P3"><text:s text:c="28"/>| <text:s/>&lt;false-block&gt; &lt;false-true-sel-2&gt;</text:p>
      <text:p text:style-name="P3"/>
      <text:p text:style-name="P3">&lt;false-true-sel-1&gt; <text:s text:c="8"/>::= &lt;false-block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false-true-sel-2&gt; <text:s text:c="8"/>::= &lt;true-block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true-block&gt; <text:s text:c="14"/>::= true &lt;command-block&gt;</text:p>
      <text:p text:style-name="P3"/>
      <text:p text:style-name="P3">&lt;false-block&gt; <text:s text:c="13"/>::= false &lt;command-block&gt;</text:p>
      <text:p text:style-name="P3"/>
      <text:p text:style-name="P3">&lt;loop&gt; <text:s text:c="20"/>::= loop &lt;command-block&gt; while &lt;expression&gt; is true</text:p>
      <text:p text:style-name="P3"/>
      <text:p text:style-name="P3">&lt;while&gt; <text:s text:c="19"/>::= while &lt;expression&gt; is true do &lt;command-block&gt;</text:p>
      <text:p text:style-name="P3"/>
      <text:p text:style-name="P3">&lt;command-block&gt; <text:s text:c="11"/>::= { &lt;command&gt; &lt;command-list&gt; }</text:p>
      <text:p text:style-name="P3"/>
      <text:p text:style-name="P3">&lt;command-list&gt; <text:s text:c="12"/>::= &lt;command&gt; &lt;command-list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command&gt; <text:s text:c="17"/>::= &lt;command-sel&gt; .</text:p>
      <text:p text:style-name="P3"/>
      <text:p text:style-name="P3">&lt;command-sel&gt; <text:s text:c="13"/>::= &lt;set&gt;</text:p>
      <text:p text:style-name="P3"><text:s text:c="28"/>| <text:s/>&lt;get&gt;</text:p>
      <text:p text:style-name="P3"><text:s text:c="28"/>| <text:s/>&lt;put&gt;</text:p>
      <text:p text:style-name="P3"><text:s text:c="28"/>| <text:s/>&lt;verify&gt;</text:p>
      <text:p text:style-name="P3"><text:s text:c="28"/>| <text:s/>&lt;loop&gt;</text:p>
      <text:p text:style-name="P3"><text:s text:c="28"/>| <text:s/>&lt;while&gt;</text:p>
      <text:p text:style-name="P3"/>
      <text:p text:style-name="P3">&lt;expression&gt; <text:s text:c="14"/>::= &lt;expr-arith-logical&gt; &lt;expression-sel&gt;</text:p>
      <text:p text:style-name="P3"/>
      <text:p text:style-name="P3">&lt;expression-sel&gt; <text:s text:c="10"/>::= == &lt;expr-arith-logical&gt;</text:p>
      <text:p text:style-name="P3"><text:s text:c="28"/>| <text:s/>!= &lt;expr-arith-logical&gt;</text:p>
      <text:p text:style-name="P3"><text:s text:c="28"/>| <text:s/>&lt; &lt;expr-arith-logical&gt;</text:p>
      <text:p text:style-name="P3"><text:s text:c="28"/>| <text:s/>&gt; &lt;expr-arith-logical&gt;</text:p>
      <text:p text:style-name="P3"><text:s text:c="28"/>| <text:s/>&lt;= &lt;expr-arith-logical&gt;</text:p>
      <text:p text:style-name="P3"><text:s text:c="28"/>| <text:s/>&gt;= &lt;expr-arith-logical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expr-arith-logical&gt; <text:s text:c="6"/>::= &lt;term2&gt; &lt;less-priority&gt;</text:p>
      <text:p text:style-name="P3"/>
      <text:p text:style-name="P3">&lt;less-priority&gt; <text:s text:c="11"/>::= + &lt;term2&gt; &lt;less-priority&gt;</text:p>
      <text:p text:style-name="P3"><text:s text:c="28"/>| <text:s/>- &lt;term2&gt; &lt;less-priority&gt;</text:p>
      <text:p text:style-name="P3"><text:s text:c="28"/>| <text:s/>| &lt;term2&gt; &lt;less-priority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<text:soft-page-break/>&lt;term2&gt; <text:s text:c="19"/>::= &lt;term1&gt; &lt;mid-priority&gt;</text:p>
      <text:p text:style-name="P3"/>
      <text:p text:style-name="P3">&lt;mid-priority&gt; <text:s text:c="12"/>::= * &lt;term1&gt; &lt;mid-priority&gt;</text:p>
      <text:p text:style-name="P3"><text:s text:c="28"/>| <text:s/>/ &lt;term1&gt; &lt;mid-priority&gt;</text:p>
      <text:p text:style-name="P3"><text:s text:c="28"/>| <text:s/>% &lt;term1&gt; &lt;mid-priority&gt;</text:p>
      <text:p text:style-name="P3"><text:s text:c="28"/>| <text:s/>%% &lt;term1&gt; &lt;mid-priority&gt;</text:p>
      <text:p text:style-name="P3"><text:s text:c="28"/>| <text:s/>&amp; &lt;term1&gt; &lt;mid-priority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term1&gt; <text:s text:c="19"/>::= &lt;element&gt; &lt;great-priority&gt;</text:p>
      <text:p text:style-name="P3"/>
      <text:p text:style-name="P3">&lt;great-priority&gt; <text:s text:c="10"/>::= ** &lt;element&gt; &lt;great-priority&gt;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element&gt; <text:s text:c="17"/>::= &lt;identifier&gt; &lt;index&gt;</text:p>
      <text:p text:style-name="P3"><text:s text:c="28"/>| <text:s/>&lt;value&gt;</text:p>
      <text:p text:style-name="P3"><text:s text:c="28"/>| <text:s/>( &lt;expression&gt; )</text:p>
      <text:p text:style-name="P3"><text:s text:c="28"/>| <text:s/>! ( &lt;expression&gt; )</text:p>
      <text:p text:style-name="P3"/>
      <text:p text:style-name="P3">&lt;index&gt; <text:s text:c="19"/>::= [ &lt;natural&gt; ]</text:p>
      <text:p text:style-name="P1"><text:span text:style-name="Fonte_20_parág._20_padrão"><text:span text:style-name="T1"><text:s text:c="28"/>| <text:s/></text:span></text:span><text:span text:style-name="Fonte_20_parág._20_padrão"><text:span text:style-name="T3">ε</text:span></text:span></text:p>
      <text:p text:style-name="P3"/>
      <text:p text:style-name="P3">&lt;value&gt; <text:s text:c="19"/>::= &lt;natural&gt;</text:p>
      <text:p text:style-name="P3"><text:s text:c="28"/>| <text:s/>&lt;real&gt;</text:p>
      <text:p text:style-name="P3"><text:s text:c="28"/>| <text:s/>&lt;char&gt;</text:p>
      <text:p text:style-name="P3"><text:s text:c="28"/>| <text:s/>&lt;boolean&gt;</text:p>
      <text:p text:style-name="P3"/>
      <text:p text:style-name="P3">&lt;type&gt; <text:s text:c="20"/>::= &lt;natural-type&gt;</text:p>
      <text:p text:style-name="P3"><text:s text:c="28"/>| <text:s/>&lt;real-type&gt;</text:p>
      <text:p text:style-name="P3"><text:s text:c="28"/>| <text:s/>&lt;char-type&gt;</text:p>
      <text:p text:style-name="P3"><text:s text:c="28"/>| <text:s/>&lt;boolean-type&gt;</text:p>
      <text:p text:style-name="P3"/>
      <text:p text:style-name="P4">Mensagens <text:span text:style-name="T12">Parser</text:span></text:p>
      <text:p text:style-name="P4"/>
      <text:list xml:id="list3296480124" text:style-name="L1">
        <text:list-item>
          <text:p text:style-name="P9"><text:span text:style-name="T7">Unexpected token 'token' at line '</text:span><text:span text:style-name="T8">line</text:span><text:span text:style-name="T7">', column '</text:span><text:span text:style-name="T8">column'</text:span><text:span text:style-name="T7">. Expected: '</text:span><text:span text:style-name="T8">expected token</text:span><text:span text:style-name="T7">'.</text:span></text:p>
        </text:list-item>
        <text:list-item>
          <text:p text:style-name="P10"><text:span text:style-name="T7">Unexpected token 'token' at line 'line', column 'column'. Expected an identifier.</text:span></text:p>
        </text:list-item>
        <text:list-item>
          <text:p text:style-name="P9"><text:span text:style-name="T8">Unexpected token 'token' at line 'line', column 'column'. Expected a command.</text:span></text:p>
        </text:list-item>
        <text:list-item>
          <text:p text:style-name="P12"><text:span text:style-name="T5">Invalid expression encountered at line </text:span><text:span text:style-name="T2">'</text:span><text:span text:style-name="T5">line</text:span><text:span text:style-name="T2">'</text:span><text:span text:style-name="T6">, </text:span><text:span text:style-name="T2">column</text:span><text:span text:style-name="T6"> </text:span><text:span text:style-name="T2">'column'.</text:span></text:p>
        </text:list-item>
        <text:list-item>
          <text:p text:style-name="P14"><text:span text:style-name="T8">Unexpected token 'token' at line 'line', column 'column'. Expected a constant value (char, natural, real or boolean).</text:span></text:p>
        </text:list-item>
        <text:list-item>
          <text:p text:style-name="P14"><text:span text:style-name="T8">Unexpected token 'token' at line 'line', column 'column'. Expected: 'char', 'natural', 'real' or 'boolean'.</text:span></text:p>
        </text:list-item>
      </text:list>
      <text:p text:style-name="P13"/>
      <text:p text:style-name="P5">Mensagens <text:span text:style-name="T12">Lexer</text:span></text:p>
      <text:p text:style-name="P5"/>
      <text:list xml:id="list476824588" text:style-name="L2">
        <text:list-item>
          <text:p text:style-name="P11">Lexical error at line <text:span text:style-name="T10">'</text:span><text:span text:style-name="T11">line</text:span><text:span text:style-name="T10">'</text:span>, column <text:span text:style-name="T10">'</text:span><text:span text:style-name="T11">column</text:span><text:span text:style-name="T10">'</text:span>. The following character <text:span text:style-name="T10">'</text:span><text:span text:style-name="T9">token</text:span><text:span text:style-name="T10">'</text:span> is invalid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JetBrains Mono" svg:font-family="'JetBrai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JetBrains Mono1" svg:font-family="'JetBrains Mono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Fonte_20_parág._20_padrão" style:display-name="Fonte parág. padrão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title/>
    <dc:description/>
    <dc:subject/>
    <meta:initial-creator>Carlos Eduardo de Borba Machado</meta:initial-creator>
    <meta:creation-date>2021-05-09T14:48:00Z</meta:creation-date>
    <dc:date>2021-05-09T17:27:27.757000000</dc:date>
    <meta:editing-cycles>6</meta:editing-cycles>
    <meta:editing-duration>PT35M51S</meta:editing-duration>
    <meta:document-statistic meta:table-count="0" meta:image-count="0" meta:object-count="0" meta:page-count="3" meta:paragraph-count="105" meta:word-count="474" meta:character-count="5382" meta:non-whitespace-character-count="3069"/>
    <meta:template xlink:type="simple" xlink:actuate="onRequest" xlink:title="" xlink:href="Normal.dotm"/>
  </office:meta>
</office:document-meta>
</file>